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text-properties style:font-name="Times New Roman" fo:font-size="13pt" style:font-name-asian="Times New Roman1" style:font-size-asian="13pt" style:font-name-complex="Times New Roman1" style:font-size-complex="13pt"/>
    </style:style>
    <style:style style:name="P3" style:family="paragraph" style:parent-style-name="Standard" style:master-page-name="Standard">
      <style:paragraph-properties fo:text-align="center" style:justify-single-word="false" style:page-number="1"/>
    </style:style>
    <style:style style:name="T1" style:family="text">
      <style:text-properties style:font-name="Times New Roman" fo:font-size="19pt" style:font-name-asian="Times New Roman1" style:font-size-asian="19pt" style:font-name-complex="Times New Roman1" style:font-size-complex="19pt"/>
    </style:style>
    <style:style style:name="T2" style:family="text">
      <style:text-properties style:font-name="Times New Roman" fo:font-size="15pt" style:font-name-asian="Times New Roman1" style:font-size-asian="15pt" style:font-name-complex="Times New Roman1" style:font-size-complex="15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3pt" style:font-name-asian="Times New Roman1" style:font-size-asian="13pt" style:font-name-complex="Times New Roman1"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Dokumentation/</text:span></text:p>
      <text:p text:style-name="Standard"><text:span text:style-name="T2">Database/Mariadb</text:span></text:p>
      <text:p text:style-name="P1"/>
      <text:p text:style-name="Standard"><text:span text:style-name="T3">Til vores database har vi valgt at bruge Mariadb, til at holde alt vores brugerdata vi har valgt at bruge id, til vores primary key så det hele er nemmere at finde rundt i. I vores database har vi brugerdata såsom id, fulde navn, Tokens til login, brugergruppe (user eller superuser, som man kan bruge til at logge ind på login siden), passwords og fødselsdage. Vi har valgt at bruge Mariadb da det er hurtigt og nemt, og vi kan overføre .sql filer. Samt det virker rigtig godt med nodeJS. Samt det hele kører fra en raspberry pi og der kunne vi ikke får en mysql database op og køre, så vi valgte mariadb det det var det der mindede mest om.</text:span></text:p>
      <text:p text:style-name="P1"/>
      <text:p text:style-name="Standard"><text:span text:style-name="T2">NodeJS</text:span></text:p>
      <text:p text:style-name="Standard"><text:span text:style-name="T3">Vi har valgt at bruge Node Js, da det ikke havde en særlig stejl læringskurve og det ikke var særligt svært at gå til, så arbejder det super godt med mariadb, det har også en god mængde sikkerhed og vi har mildt testet den med sqli, og der kunne vi ikke få noget ud af den. Vi har valgt at bruge pug i stedet for html da det er lidt nemmere at koble op med nodeJS.</text:span></text:p>
      <text:p text:style-name="P1"/>
      <text:p text:style-name="Standard"><text:span text:style-name="T2">Admin Panelet</text:span></text:p>
      <text:p text:style-name="Standard"><text:span text:style-name="T3">Admin panelet er blevet skrevet i html og derefter konverteret til Pug, panelet har nogle forskellige kategorier</text:span></text:p>
      <text:p text:style-name="P1"/>
      <text:p text:style-name="Standard"><text:span text:style-name="T3">-Dashboard: </text:span></text:p>
      <text:p text:style-name="Standard"><text:span text:style-name="T3">på dashboardet kan man sende beskeder til infoskærmen og fremvise dem, med dato der er sat så det foregår automatisk og man ikke skal manuel ind og slette den når beskeden ikke er relevant mere. </text:span></text:p>
      <text:p text:style-name="P2"/>
      <text:p text:style-name="Standard"><text:span text:style-name="T4">-Database:</text:span></text:p>
      <text:p text:style-name="Standard"><text:span text:style-name="T4">Database kan vise et index af alle brugere inde i databasen, samt slette eller tilføje flere brugere hvis der er behov for det. </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1" meta:word-count="280" meta:character-count="1512" meta:non-whitespace-character-count="1240"/>
    <meta:generator>LibreOfficeDev/6.0.5.2$Linux_X86_64 LibreOffice_project/</meta:generator>
  </office:meta>
</office:document-meta>
</file>